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8000000559ED794A6ABE541A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oman" svg:font-family="Roman" style:font-pitch="fixed"/>
    <style:font-face style:name="Alef" svg:font-family="Alef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lgerian" fo:font-size="20pt" fo:font-weight="bold" officeooo:rsid="001eec85" officeooo:paragraph-rsid="001f747b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text-properties fo:color="#c9211e" style:font-name="Arial" fo:font-size="18pt" fo:font-weight="normal" officeooo:rsid="001f747b" officeooo:paragraph-rsid="001f747b" fo:background-color="#258af6" style:font-name-asian="Microsoft YaHei" style:font-size-asian="18pt" style:font-weight-asian="normal" style:font-name-complex="Lucida Sans" style:font-size-complex="18pt" style:font-weight-complex="normal"/>
    </style:style>
    <style:style style:name="P3" style:family="paragraph" style:parent-style-name="Text_20_body">
      <style:text-properties fo:color="#2a6099" style:font-name="Roman" fo:font-size="18pt" fo:letter-spacing="0.035cm" fo:text-shadow="1pt 1pt" style:text-underline-style="solid" style:text-underline-width="auto" style:text-underline-color="#ff0000" fo:font-weight="normal" officeooo:rsid="001f747b" officeooo:paragraph-rsid="001f747b" fo:background-color="transparent" style:font-name-asian="Microsoft YaHei" style:font-size-asian="18pt" style:font-weight-asian="normal" style:font-name-complex="Lucida Sans" style:font-size-complex="18pt" style:font-weight-complex="normal" style:text-overline-style="solid" style:text-overline-width="auto" style:text-overline-color="#ff0000"/>
    </style:style>
    <style:style style:name="P4" style:family="paragraph" style:parent-style-name="Text_20_body">
      <style:text-properties fo:color="#000000" style:font-name="Arial" fo:font-size="12pt" fo:letter-spacing="0.035cm" fo:text-shadow="1pt 1pt" style:text-underline-style="none" fo:font-weight="normal" officeooo:rsid="001f77ba" officeooo:paragraph-rsid="001f77ba" fo:background-color="transparent" style:font-name-asian="Microsoft YaHei" style:font-size-asian="12pt" style:font-weight-asian="normal" style:font-name-complex="Lucida Sans" style:font-size-complex="12pt" style:font-weight-complex="normal" style:text-overline-style="none" style:text-overline-color="#ff0000"/>
    </style:style>
    <style:style style:name="P5" style:family="paragraph" style:parent-style-name="Text_20_body">
      <style:text-properties officeooo:paragraph-rsid="001f77ba"/>
    </style:style>
    <style:style style:name="P6" style:family="paragraph" style:parent-style-name="Text_20_body">
      <style:paragraph-properties fo:text-align="center" style:justify-single-word="false"/>
      <style:text-properties style:text-rotation-angle="90" style:text-rotation-scale="line-height" style:text-scale="75%"/>
    </style:style>
    <style:style style:name="P7" style:family="paragraph" style:parent-style-name="Title">
      <style:text-properties style:font-name="Algerian" fo:font-size="20pt" fo:font-weight="bold" officeooo:rsid="001eec85" officeooo:paragraph-rsid="001f747b" style:font-name-asian="Microsoft YaHei" style:font-size-asian="20pt" style:font-weight-asian="bold" style:font-name-complex="Lucida Sans" style:font-size-complex="20pt" style:font-weight-complex="bold"/>
    </style:style>
    <style:style style:name="T1" style:family="text">
      <style:text-properties officeooo:rsid="001f747b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etter-spacing="0.106cm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position="0% 100%" style:font-name="Arial" fo:font-size="12pt" fo:letter-spacing="0.035cm" fo:text-shadow="1pt 1pt" style:text-underline-style="none" fo:font-weight="normal" officeooo:rsid="001f77ba" fo:background-color="transparent" loext:char-shading-value="0" style:font-name-asian="Microsoft YaHei" style:font-size-asian="12pt" style:font-weight-asian="normal" style:font-name-complex="Lucida Sans" style:font-size-complex="12pt" style:font-weight-complex="normal" style:text-rotation-angle="90" style:text-rotation-scale="line-height" style:text-scale="75%" style:text-overline-style="none" style:text-overline-color="#ff0000"/>
    </style:style>
    <style:style style:name="T7" style:family="text">
      <style:text-properties fo:color="#000000" style:text-position="0% 100%" style:font-name="Arial" fo:font-size="12pt" fo:letter-spacing="0.035cm" fo:text-shadow="1pt 1pt" style:text-underline-style="none" fo:font-weight="normal" officeooo:rsid="001f77ba" fo:background-color="transparent" loext:char-shading-value="0" style:font-name-asian="Microsoft YaHei" style:font-size-asian="12pt" style:font-weight-asian="normal" style:font-name-complex="Lucida Sans" style:font-size-complex="12pt" style:font-weight-complex="normal" style:text-overline-style="none" style:text-overline-color="#ff0000"/>
    </style:style>
    <style:style style:name="T8" style:family="text">
      <style:text-properties fo:color="#000000" style:text-position="0% 100%" style:font-name="Arial" fo:font-size="12pt" fo:letter-spacing="0.035cm" fo:text-shadow="1pt 1pt" style:text-underline-style="none" fo:font-weight="bold" officeooo:rsid="001f77ba" fo:background-color="transparent" loext:char-shading-value="0" style:font-name-asian="Microsoft YaHei" style:font-size-asian="12pt" style:font-weight-asian="bold" style:font-name-complex="Lucida Sans" style:font-size-complex="12pt" style:font-weight-complex="bold" style:text-rotation-angle="90" style:text-rotation-scale="line-height" style:text-scale="75%" style:text-overline-style="none" style:text-overline-color="#ff0000"/>
    </style:style>
    <style:style style:name="T9" style:family="text">
      <style:text-properties fo:color="#000000" style:text-position="sub 58%" style:font-name="Arial" fo:font-size="12pt" fo:letter-spacing="0.035cm" fo:text-shadow="1pt 1pt" style:text-underline-style="none" fo:font-weight="normal" officeooo:rsid="001f77ba" fo:background-color="transparent" loext:char-shading-value="0" style:font-name-asian="Microsoft YaHei" style:font-size-asian="12pt" style:font-weight-asian="normal" style:font-name-complex="Lucida Sans" style:font-size-complex="12pt" style:font-weight-complex="normal" style:text-overline-style="none" style:text-overline-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Jaime molina granados</text:span></text:p>
      <text:p text:style-name="P1"/>
      <text:p text:style-name="P2"><text:span text:style-name="T4">Jaime Molina Granados</text:span></text:p>
      <text:p text:style-name="P3">Jaime Molina Granados</text:p>
      <text:p text:style-name="P4">1024=2<text:span text:style-name="T2">10</text:span></text:p>
      <text:p text:style-name="P5"><text:span text:style-name="T7">1000110</text:span><text:span text:style-name="T9">(2</text:span><text:span text:style-name="T7">=46</text:span><text:span text:style-name="T9">(16</text:span><text:span text:style-name="T7">=46</text:span><text:span text:style-name="T9">h</text:span></text:p>
      <text:p text:style-name="P5"><text:span text:style-name="T9"/></text:p>
      <text:p text:style-name="P5"><text:span text:style-name="T9"/></text:p>
      <text:p text:style-name="P6">Jaime Molina Gran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oman" svg:font-family="Roman" style:font-pitch="fixed"/>
    <style:font-face style:name="Alef" svg:font-family="Alef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unnamed" xlink:href="Pictures/1000000000000098000000559ED794A6ABE541A4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2cm" fo:margin-right="2cm" fo:border="0.06pt double #5983b0" style:border-line-width="0.053cm 0.004cm 0.026cm" fo:padding="0.049cm" fo:background-color="transparent" style:writing-mode="lr-tb" draw:fill="bitmap" draw:fill-image-name="unnamed" draw:opacity="10%" draw:fill-image-width="100%" draw:fill-image-height="100%" style:repeat="no-repeat" draw:fill-image-ref-point-x="0%" draw:fill-image-ref-point-y="0%" draw:fill-image-ref-point="center" draw:tile-repeat-offset="0% vertical" style:footnote-max-height="0cm">
        <style:background-image xlink:href="Pictures/1000000000000098000000559ED794A6ABE541A4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3:02:29.814000000</meta:creation-date>
    <dc:date>2019-09-30T13:37:21.723000000</dc:date>
    <meta:editing-duration>PT2M17S</meta:editing-duration>
    <meta:editing-cycles>1</meta:editing-cycles>
    <meta:document-statistic meta:table-count="0" meta:image-count="0" meta:object-count="0" meta:page-count="1" meta:paragraph-count="6" meta:word-count="14" meta:character-count="111" meta:non-whitespace-character-count="103"/>
    <meta:generator>LibreOffice/6.3.2.2$Windows_X86_64 LibreOffice_project/98b30e735bda24bc04ab42594c85f7fd8be07b9c</meta:generator>
  </office:meta>
</office:document-meta>
</file>